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5cm"/>
    </style:style>
    <style:style style:name="co4" style:family="table-column">
      <style:table-column-properties fo:break-before="auto" style:column-width="5.212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822cm" fo:break-before="auto" style:use-optimal-row-height="true"/>
    </style:style>
    <style:style style:name="ro6" style:family="table-row">
      <style:table-row-properties style:row-height="1.23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English</text:p>
          </table:table-cell>
          <table:table-cell table:style-name="Default" office:value-type="string">
            <text:p>Spanish</text:p>
          </table:table-cell>
          <table:table-cell table:style-name="Default"/>
        </table:table-row>
        <table:table-row table:style-name="ro3">
          <table:table-cell office:value-type="string">
            <text:p>File</text:p>
          </table:table-cell>
          <table:table-cell office:value-type="string">
            <text:p>Archivo</text:p>
          </table:table-cell>
          <table:table-cell/>
        </table:table-row>
        <table:table-row table:style-name="ro3">
          <table:table-cell office:value-type="string">
            <text:p>Open</text:p>
          </table:table-cell>
          <table:table-cell office:value-type="string">
            <text:p>Abrir</text:p>
          </table:table-cell>
          <table:table-cell/>
        </table:table-row>
        <table:table-row table:style-name="ro4">
          <table:table-cell office:value-type="string">
            <text:p>Save as</text:p>
          </table:table-cell>
          <table:table-cell office:value-type="string">
            <text:p>Guardar como</text:p>
          </table:table-cell>
          <table:table-cell/>
        </table:table-row>
        <table:table-row table:style-name="ro3">
          <table:table-cell office:value-type="string">
            <text:p>Preferences</text:p>
          </table:table-cell>
          <table:table-cell office:value-type="string">
            <text:p>Preferencias</text:p>
          </table:table-cell>
          <table:table-cell/>
        </table:table-row>
        <table:table-row table:style-name="ro4">
          <table:table-cell office:value-type="string">
            <text:p>Exit</text:p>
          </table:table-cell>
          <table:table-cell office:value-type="string">
            <text:p>Salir</text:p>
          </table:table-cell>
          <table:table-cell/>
        </table:table-row>
        <table:table-row table:style-name="ro3">
          <table:table-cell office:value-type="string">
            <text:p>Help</text:p>
          </table:table-cell>
          <table:table-cell office:value-type="string">
            <text:p>Ayuda</text:p>
          </table:table-cell>
          <table:table-cell/>
        </table:table-row>
        <table:table-row table:style-name="ro3">
          <table:table-cell office:value-type="string">
            <text:p>About</text:p>
          </table:table-cell>
          <table:table-cell office:value-type="string">
            <text:p>Acerca de</text:p>
          </table:table-cell>
          <table:table-cell/>
        </table:table-row>
        <table:table-row table:style-name="ro3">
          <table:table-cell office:value-type="string">
            <text:p>Licence</text:p>
          </table:table-cell>
          <table:table-cell office:value-type="string">
            <text:p>Acuerdo de licencia</text:p>
          </table:table-cell>
          <table:table-cell/>
        </table:table-row>
        <table:table-row table:style-name="ro3">
          <table:table-cell office:value-type="string">
            <text:p>OK</text:p>
          </table:table-cell>
          <table:table-cell office:value-type="string">
            <text:p>Aceptar</text:p>
          </table:table-cell>
          <table:table-cell/>
        </table:table-row>
        <table:table-row table:style-name="ro3">
          <table:table-cell office:value-type="string">
            <text:p>Cancel</text:p>
          </table:table-cell>
          <table:table-cell office:value-type="string">
            <text:p>Cancelar</text:p>
          </table:table-cell>
          <table:table-cell/>
        </table:table-row>
        <table:table-row table:style-name="ro3">
          <table:table-cell office:value-type="string">
            <text:p>Project name</text:p>
          </table:table-cell>
          <table:table-cell office:value-type="string">
            <text:p>Nombre del proyecto</text:p>
          </table:table-cell>
          <table:table-cell/>
        </table:table-row>
        <table:table-row table:style-name="ro3">
          <table:table-cell office:value-type="string">
            <text:p>Project creation date</text:p>
          </table:table-cell>
          <table:table-cell office:value-type="string">
            <text:p>Fecha de creación</text:p>
          </table:table-cell>
          <table:table-cell/>
        </table:table-row>
        <table:table-row table:style-name="ro4">
          <table:table-cell office:value-type="string">
            <text:p>Name</text:p>
          </table:table-cell>
          <table:table-cell office:value-type="string">
            <text:p>Nombre</text:p>
          </table:table-cell>
          <table:table-cell/>
        </table:table-row>
        <table:table-row table:style-name="ro4">
          <table:table-cell office:value-type="string">
            <text:p>Source file</text:p>
          </table:table-cell>
          <table:table-cell office:value-type="string">
            <text:p>Archivo fuente</text:p>
          </table:table-cell>
          <table:table-cell/>
        </table:table-row>
        <table:table-row table:style-name="ro4">
          <table:table-cell office:value-type="string">
            <text:p>Status</text:p>
          </table:table-cell>
          <table:table-cell office:value-type="string">
            <text:p>Estado</text:p>
          </table:table-cell>
          <table:table-cell/>
        </table:table-row>
        <table:table-row table:style-name="ro3">
          <table:table-cell office:value-type="string">
            <text:p>Duration</text:p>
          </table:table-cell>
          <table:table-cell office:value-type="string">
            <text:p>Duración</text:p>
          </table:table-cell>
          <table:table-cell/>
        </table:table-row>
        <table:table-row table:style-name="ro4">
          <table:table-cell office:value-type="string">
            <text:p>Sample rate</text:p>
          </table:table-cell>
          <table:table-cell office:value-type="string">
            <text:p>Frecuencia de muestreo</text:p>
          </table:table-cell>
          <table:table-cell/>
        </table:table-row>
        <table:table-row table:style-name="ro3">
          <table:table-cell office:value-type="string">
            <text:p>Project loaded</text:p>
          </table:table-cell>
          <table:table-cell office:value-type="string">
            <text:p>Proyecto cargado</text:p>
          </table:table-cell>
          <table:table-cell/>
        </table:table-row>
        <table:table-row table:style-name="ro5">
          <table:table-cell office:value-type="string">
            <text:p>The file %1 already exists. Do you want to replace it?</text:p>
          </table:table-cell>
          <table:table-cell office:value-type="string">
            <text:p>El archivo {0} ya existe. ¿Quiere reemplazarlo?</text:p>
          </table:table-cell>
          <table:table-cell/>
        </table:table-row>
        <table:table-row table:style-name="ro4">
          <table:table-cell office:value-type="string">
            <text:p>%1 project file written</text:p>
          </table:table-cell>
          <table:table-cell office:value-type="string">
            <text:p>Archivo guardado.</text:p>
          </table:table-cell>
          <table:table-cell/>
        </table:table-row>
        <table:table-row table:style-name="ro5">
          <table:table-cell office:value-type="string">
            <text:p>Audio files have been written, finished.</text:p>
          </table:table-cell>
          <table:table-cell office:value-type="string">
            <text:p>Archivos de audio han sido escritos.</text:p>
          </table:table-cell>
          <table:table-cell/>
        </table:table-row>
        <table:table-row table:style-name="ro4">
          <table:table-cell office:value-type="string">
            <text:p>Failed to parse XML source data correctly</text:p>
          </table:table-cell>
          <table:table-cell office:value-type="string">
            <text:p>Falló al analizar el archivo XML</text:p>
          </table:table-cell>
          <table:table-cell/>
        </table:table-row>
        <table:table-row table:style-name="ro5">
          <table:table-cell office:value-type="string">
            <text:p>The sample rate found in the AES31 project " + intTempRate + " is not supported. </text:p>
          </table:table-cell>
          <table:table-cell office:value-type="string">
            <text:p>Frecuencia de muestreo no está soportado</text:p>
          </table:table-cell>
          <table:table-cell/>
        </table:table-row>
        <table:table-row table:style-name="ro5">
          <table:table-cell office:value-type="string">
            <text:p>The frame rate found in the AES31 project " + dTempRate + " is not supported. </text:p>
          </table:table-cell>
          <table:table-cell office:value-type="string">
            <text:p>Tasa de frames no está soportado</text:p>
          </table:table-cell>
          <table:table-cell/>
        </table:table-row>
        <table:table-row table:style-name="ro4">
          <table:table-cell office:value-type="string">
            <text:p>Failed to load XML source data</text:p>
          </table:table-cell>
          <table:table-cell office:value-type="string">
            <text:p>Falló al analizar el archivo XML</text:p>
          </table:table-cell>
          <table:table-cell/>
        </table:table-row>
        <table:table-row table:style-name="ro6">
          <table:table-cell table:formula="of:=&quot; + intSoundFilesLoaded +  sound files have been located but  + intSourceFileCount +  are referenced in the project.&quot;" office:value-type="string" office:string-value=" + intSoundFilesLoaded +  sound files have been located but  + intSourceFileCount +  are referenced in the project.">
            <text:p><text:s/>+ intSoundFilesLoaded + <text:s/>sound files have been located but <text:s/>+ intSourceFileCount + <text:s/>are referenced in the project.</text:p>
          </table:table-cell>
          <table:table-cell table:number-columns-repeated="2"/>
        </table:table-row>
        <table:table-row table:style-name="ro5">
          <table:table-cell office:value-type="string">
            <text:p>All " + intSoundFilesLoaded + " sound files have been located.</text:p>
          </table:table-cell>
          <table:table-cell table:number-columns-repeated="2"/>
        </table:table-row>
        <table:table-row table:style-name="ro5">
          <table:table-cell office:value-type="string">
            <text:p>The " + intSoundFilesLoaded + " sound file in this project has been located.</text:p>
          </table:table-cell>
          <table:table-cell table:number-columns-repeated="2"/>
        </table:table-row>
        <table:table-row table:style-name="ro8">
          <table:table-cell office:value-type="string">
            <text:p>No sound files were referenced in this project.</text:p>
          </table:table-cell>
          <table:table-cell office:value-type="string">
            <text:p>No hay archivos de sonido se hace referencia en este proyecto.</text:p>
          </table:table-cell>
          <table:table-cell/>
        </table:table-row>
        <table:table-row table:style-name="ro6">
          <table:table-cell office:value-type="string">
            <text:p>Unable to write file, insufficient free space on disk</text:p>
          </table:table-cell>
          <table:table-cell office:value-type="string">
            <text:p>No se puede escribir en el archivo, espacio insuficiente en disco</text:p>
          </table:table-cell>
          <table:table-cell/>
        </table:table-row>
        <table:table-row table:style-name="ro3">
          <table:table-cell office:value-type="string">
            <text:p>Disk space required is</text:p>
          </table:table-cell>
          <table:table-cell office:value-type="string">
            <text:p>Espacio de disco requerido:</text:p>
          </table:table-cell>
          <table:table-cell/>
        </table:table-row>
        <table:table-row table:style-name="ro3">
          <table:table-cell office:value-type="string">
            <text:p>Disk space available is</text:p>
          </table:table-cell>
          <table:table-cell office:value-type="string">
            <text:p>Espacio disponible en disco:</text:p>
          </table:table-cell>
          <table:table-cell/>
        </table:table-row>
        <table:table-row table:style-name="ro3">
          <table:table-cell office:value-type="string">
            <text:p>ADL file written</text:p>
          </table:table-cell>
          <table:table-cell office:value-type="string">
            <text:p>Archivo guardado.</text:p>
          </table:table-cell>
          <table:table-cell/>
        </table:table-row>
        <table:table-row table:style-name="ro4">
          <table:table-cell office:value-type="string">
            <text:p>Finished</text:p>
          </table:table-cell>
          <table:table-cell office:value-type="string">
            <text:p>Terminado</text:p>
          </table:table-cell>
          <table:table-cell/>
        </table:table-row>
        <table:table-row table:style-name="ro4">
          <table:table-cell office:value-type="string">
            <text:p>Writing audio file %1</text:p>
          </table:table-cell>
          <table:table-cell office:value-type="string">
            <text:p>Escribiendo archivo: %1</text:p>
          </table:table-cell>
          <table:table-cell/>
        </table:table-row>
        <table:table-row table:style-name="ro4">
          <table:table-cell office:value-type="string">
            <text:p>Ardour project file written.</text:p>
          </table:table-cell>
          <table:table-cell office:value-type="string">
            <text:p>Archivo guardado.</text:p>
          </table:table-cell>
          <table:table-cell/>
        </table:table-row>
        <table:table-row table:style-name="ro5">
          <table:table-cell office:value-type="string">
            <text:p>Failed to write Ardour project file.</text:p>
          </table:table-cell>
          <table:table-cell office:value-type="string">
            <text:p>No se puede escribir en el archivo</text:p>
          </table:table-cell>
          <table:table-cell/>
        </table:table-row>
        <table:table-row table:style-name="ro5">
          <table:table-cell office:value-type="string">
            <text:p>Audio files have been written, finished.</text:p>
          </table:table-cell>
          <table:table-cell office:value-type="string">
            <text:p>Archivos de audio guardado. Terminado.</text:p>
          </table:table-cell>
          <table:table-cell/>
        </table:table-row>
        <table:table-row table:style-name="ro5">
          <table:table-cell office:value-type="string">
            <text:p>An error occurred while writing audio files.</text:p>
          </table:table-cell>
          <table:table-cell office:value-type="string">
            <text:p>No se puede escribir en el archivos de audio </text:p>
          </table:table-cell>
          <table:table-cell/>
        </table:table-row>
        <table:table-row table:style-name="ro4">
          <table:table-cell office:value-type="string">
            <text:p>Frame rate</text:p>
          </table:table-cell>
          <table:table-cell office:value-type="string">
            <text:p>Tasa de frames</text:p>
          </table:table-cell>
          <table:table-cell/>
        </table:table-row>
        <table:table-row table:style-name="ro4">
          <table:table-cell office:value-type="string">
            <text:p>Xfade length</text:p>
          </table:table-cell>
          <table:table-cell office:value-type="string">
            <text:p>Xfade Duración</text:p>
          </table:table-cell>
          <table:table-cell/>
        </table:table-row>
        <table:table-row table:style-name="ro4">
          <table:table-cell table:number-columns-repeated="2" office:value-type="string">
            <text:p>Frames/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Moody</meta:initial-creator>
    <meta:creation-date>2014-01-28T16:23:41</meta:creation-date>
    <dc:date>2014-01-30T17:13:29</dc:date>
    <dc:creator>Arthur Moody</dc:creator>
    <meta:editing-duration>PT1H7M36S</meta:editing-duration>
    <meta:editing-cycles>24</meta:editing-cycles>
    <meta:generator>LibreOffice/3.5$Linux_X86_64 LibreOffice_project/350m1$Build-2</meta:generator>
    <meta:document-statistic meta:table-count="3" meta:cell-count="83" meta:object-count="0"/>
  </office:meta>
</office:document-meta>
</file>